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004586" fo:font-weight="bold" style:font-weight-asian="bold" style:font-weight-complex="bold"/>
    </style:style>
    <style:style style:name="P4" style:family="paragraph" style:parent-style-name="Standard">
      <style:text-properties fo:color="#004586" fo:font-style="normal" fo:font-weight="bold" style:font-style-asian="normal" style:font-weight-asian="bold" style:font-style-complex="normal"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1">
      <style:text-properties fo:font-weight="normal" style:font-weight-asian="normal" style:font-weight-complex="normal"/>
    </style:style>
    <style:style style:name="P10" style:family="paragraph" style:parent-style-name="Standard" style:list-style-name="L1">
      <style:text-properties fo:font-size="12pt" fo:font-weight="normal" style:font-size-asian="12pt" style:font-weight-asian="normal" style:font-size-complex="12pt" style:font-weight-complex="normal"/>
    </style:style>
    <style:style style:name="P11" style:family="paragraph" style:parent-style-name="Standard">
      <style:text-properties fo:color="#000000"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fe Soundtrack </text:p>
      <text:p text:style-name="P8">Pop Soul <text:s/>///// The Soul of vinyl cover art ///// A tribute to the age of vinyl ///// Pop-art soul ///// <text:s/>Symbols of crystallized memory and emotion across generations ///// Pop cult soul //// Exposing the essence of pop culture ///// Reducing vinyl cover art to its essence ///// Cover story ///// Pop essence ///// Soul art <text:s/>///// <text:s/>A collection frozen in time </text:p>
      <text:p text:style-name="P7"/>
      <text:p text:style-name="P3">Specs: <text:s/></text:p>
      <text:list xml:id="list1976403946" text:style-name="L1">
        <text:list-item>
          <text:p text:style-name="P9">52 Acrylic painting on record covers (diameter 31,4 cm) </text:p>
        </text:list-item>
        <text:list-item>
          <text:p text:style-name="P9">Displayed in 4 x 13 Rows</text:p>
        </text:list-item>
        <text:list-item>
          <text:p text:style-name="P9">Total size: width: 4,10 meters / height: 1,25 meters <text:s text:c="86"/></text:p>
        </text:list-item>
        <text:list-item>
          <text:p text:style-name="P9">Created by Evert A. Robles</text:p>
        </text:list-item>
        <text:list-item>
          <text:p text:style-name="P10">Vinylized 2014</text:p>
        </text:list-item>
      </text:list>
      <text:p text:style-name="P5"/>
      <text:p text:style-name="Standard"><text:span text:style-name="T1">Life Soundtrack</text:span> is a collection of 52 paintings made on vinyl record covers<text:span text:style-name="T1">. </text:span>The images are painted over the original cover art in two colors: cobalt blue and deep yellow. All text and details have been omitted. </text:p>
      <text:p text:style-name="Standard"/>
      <text:p text:style-name="P4">Soundtrack to life</text:p>
      <text:p text:style-name="P6">Records can invoke intense emotions: give us strength, make us happy or sad. They can sooth and heal us and reconnect us to memories of childhood and adolescence. They connect us to important life moments and can act as a catalyst for change.</text:p>
      <text:p text:style-name="P6"/>
      <text:p text:style-name="P11">The record collection offers insight into the history and personality of their owners. It features records reminiscent of key moments, symbolic of our life's phases. It has the power to invoke intense memories and holds keys to who and what their owners identify with. In essence, our record collections form the soundtrack of our life. <text:s/></text:p>
      <text:p text:style-name="P2"/>
      <text:p text:style-name="P3">DNA of the average record collection</text:p>
      <text:p text:style-name="Standard"><text:span text:style-name="T1">Life Soundtrack</text:span> is an eclectic selection representative of an average record collection. It is made up of artists, spanning generations from the 40's to the 90's, from various genres. It also includes various artists collections and movie soundtracks. Some artists are represented more than once.</text:p>
      <text:p text:style-name="Standard">The collection ranges from first pressings; featuring favorite artists, bought as they just came out, to reissues acquired on sale or second-hand at a much later date. It includes records formally owned by friends, and at the heart of the collection; the records from our childhood, which used to belong to siblings and parents or even grandparents.</text:p>
      <text:p text:style-name="P5"/>
      <text:p text:style-name="P3">Life cycle</text:p>
      <text:p text:style-name="Standard">As people and tastes change, the meaning of records; as well as the emotions they invoke, may change.</text:p>
      <text:p text:style-name="Standard">As an result of this, during their life cycle many collections; or parts thereof, are shed like a snake's skin, often as people enter a new life phase. Records pass down the line to form new collections of people on a quest to complete their soundtrack.</text:p>
      <text:p text:style-name="Standard"/>
      <text:p text:style-name="Standard">The larger a reach of a record is, and the intensity of how we experienced it, determines in how many life soundtracks it is represented.</text:p>
      <text:p text:style-name="Standard">Many records form a part of our soundtracks without ever having it in physical possession. Acquiring the record is a method to materialize its spirit. <text:s/>Record can become symbols representing emotion and memory.</text:p>
      <text:p text:style-name="Standard"/>
      <text:p text:style-name="Standard"><text:soft-page-break/>Records also hold future memories. They may contain music unknown to the new owners and form the basis for new memories. To complete the cycle, the records serve as inspiration for generations of artists following them: Musicians who will lay the foundation for life soundtracks for generations to come. <text:s text:c="1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ert </meta:initial-creator>
    <meta:creation-date>2014-12-09T16:28:57.71</meta:creation-date>
    <dc:date>2014-12-09T16:36:58.52</dc:date>
    <dc:creator>Evert </dc:creator>
    <meta:editing-duration>PT8M2S</meta:editing-duration>
    <meta:editing-cycles>1</meta:editing-cycles>
    <meta:generator>LibreOffice/5.4.3.2$Windows_X86_64 LibreOffice_project/92a7159f7e4af62137622921e809f8546db437e5</meta:generator>
    <meta:document-statistic meta:table-count="0" meta:image-count="0" meta:object-count="0" meta:page-count="2" meta:paragraph-count="21" meta:word-count="521" meta:character-count="3272" meta:non-whitespace-character-count="2560"/>
  </office:meta>
</office:document-meta>
</file>